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3" style:family="paragraph"/>
    <style:style style:name="P8" style:parent-style-name="ListParagraph" style:list-style-name="LFO4" style:family="paragraph"/>
  </office:automatic-styles>
  <office:body>
    <office:text text:use-soft-page-breaks="true">
      <text:p text:style-name="P1">Please find attached the NextGate assessment, although not entirely finished as I would have hoped, I am proud to report that I believe I am only two steps short of completion.</text:p>
      <text:p text:style-name="Normal">I would have informed you of my shortfall earlier, as<text:s/>suggested, but I was determined to complete project on time. <text:s/>I however ran into an error that I could not overcome at the final stage.<text:s/></text:p>
      <text:p text:style-name="Normal">I would like to thank NextGate for this opportunity as it has been a great and valuable learning experience.</text:p>
      <text:p text:style-name="Normal">This is what I have completed:</text:p>
      <text:list text:style-name="LFO1" text:continue-numbering="true">
        <text:list-item>
          <text:p text:style-name="P2">All of Objective 1</text:p>
        </text:list-item>
        <text:list-item>
          <text:p text:style-name="P3">All of Objective 2</text:p>
        </text:list-item>
        <text:list-item>
          <text:p text:style-name="P4">Step 3.1 of Objective 3</text:p>
        </text:list-item>
      </text:list>
      <text:p text:style-name="Normal">I am confident I have completed the after listed two extra credit steps:</text:p>
      <text:list text:style-name="LFO2" text:continue-numbering="true">
        <text:list-item>
          <text:p text:style-name="P5">1d) Include a way of adding new users through the GUI</text:p>
        </text:list-item>
        <text:list-item>
          <text:p text:style-name="P6">4b) Make it multi-threaded</text:p>
        </text:list-item>
      </text:list>
      <text:p text:style-name="Normal">I may have covered<text:s/>more of the extra credit steps but I am not yet confident that I fulfilled the entire criteria. These are the extra credit steps I would ask to be considered in any overall evaluation</text:p>
      <text:list text:style-name="LFO3" text:continue-numbering="true">
        <text:list-item>
          <text:p text:style-name="P7">3b) Use a different data storage/indexing technology<text:s/></text:p>
        </text:list-item>
      </text:list>
      <text:list text:style-name="LFO4" text:continue-numbering="true">
        <text:list-item>
          <text:p text:style-name="P8">4c) Allow for very<text:s/>large input files to be processed</text:p>
        </text:list-item>
      </text:list>
      <text:p text:style-name="Normal">The zip file I have sent includes: my database, java data-loader, front end web application.</text:p>
      <text:p text:style-name="Normal">I used xampp for my server and<text:s/>MySQL<text:s/>purposes.<text:s/></text:p>
      <text:p text:style-name="Normal">Please let me know if you need any further files<text:s/>or information<text:s/>from me.</text:p>
      <text:p text:style-name="Normal">I look forward to any potential feedback at your convenience,</text:p>
      <text:p text:style-name="Normal">Raymond Park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dmhor</meta:initial-creator>
    <dc:creator>Ardmhor</dc:creator>
    <meta:creation-date>2019-07-28T22:43:00Z</meta:creation-date>
    <dc:date>2019-07-29T01:07:00Z</dc:date>
    <meta:template xlink:href="Normal.dotm" xlink:type="simple"/>
    <meta:editing-cycles>11</meta:editing-cycles>
    <meta:editing-duration>PT7080S</meta:editing-duration>
    <meta:document-statistic meta:page-count="1" meta:paragraph-count="2" meta:word-count="197" meta:character-count="1322" meta:row-count="9" meta:non-whitespace-character-count="1127"/>
  </office:meta>
</office:document-meta>
</file>